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lab-notes" style:family="table">
      <style:table-properties style:width="6.925in" table:align="margins"/>
    </style:style>
    <style:style style:name="lab-notes.A" style:family="table-column">
      <style:table-column-properties style:column-width="1.1542in" style:rel-column-width="10922*"/>
    </style:style>
    <style:style style:name="lab-notes.F" style:family="table-column">
      <style:table-column-properties style:column-width="1.1542in" style:rel-column-width="10925*"/>
    </style:style>
    <style:style style:name="lab-notes.A1" style:family="table-cell">
      <style:table-cell-properties fo:padding="0.0382in" fo:border-left="0.05pt solid #000000" fo:border-right="none" fo:border-top="0.05pt solid #000000" fo:border-bottom="0.05pt solid #000000"/>
    </style:style>
    <style:style style:name="lab-notes.F1" style:family="table-cell">
      <style:table-cell-properties fo:padding="0.0382in" fo:border="0.05pt solid #000000"/>
    </style:style>
    <style:style style:name="lab-notes.A2" style:family="table-cell">
      <style:table-cell-properties fo:padding="0.0382in" fo:border-left="0.05pt solid #000000" fo:border-right="none" fo:border-top="none" fo:border-bottom="0.05pt solid #000000"/>
    </style:style>
    <style:style style:name="lab-notes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d156c"/>
    </style:style>
    <style:style style:name="P2" style:family="paragraph" style:parent-style-name="Table_20_Contents">
      <style:text-properties officeooo:paragraph-rsid="001d2664"/>
    </style:style>
    <style:style style:name="P3" style:family="paragraph" style:parent-style-name="Table_20_Contents">
      <style:text-properties officeooo:paragraph-rsid="001ebc7d"/>
    </style:style>
    <style:style style:name="P4" style:family="paragraph" style:parent-style-name="Table_20_Contents">
      <style:text-properties officeooo:paragraph-rsid="001fe9b0"/>
    </style:style>
    <style:style style:name="P5" style:family="paragraph" style:parent-style-name="Table_20_Contents">
      <style:text-properties officeooo:paragraph-rsid="00207478"/>
    </style:style>
    <style:style style:name="P6" style:family="paragraph" style:parent-style-name="Table_20_Contents">
      <style:text-properties officeooo:paragraph-rsid="00218d5d"/>
    </style:style>
    <style:style style:name="P7" style:family="paragraph" style:parent-style-name="Table_20_Contents">
      <style:text-properties officeooo:paragraph-rsid="0022e8e8"/>
    </style:style>
    <style:style style:name="P8" style:family="paragraph" style:parent-style-name="Table_20_Contents">
      <style:text-properties officeooo:paragraph-rsid="0024b8d3"/>
    </style:style>
    <style:style style:name="P9" style:family="paragraph" style:parent-style-name="Table_20_Contents">
      <style:text-properties officeooo:paragraph-rsid="00254367"/>
    </style:style>
    <style:style style:name="P10" style:family="paragraph" style:parent-style-name="Table_20_Contents">
      <style:text-properties officeooo:paragraph-rsid="0026baff"/>
    </style:style>
    <style:style style:name="P11" style:family="paragraph" style:parent-style-name="Table_20_Contents">
      <style:text-properties officeooo:paragraph-rsid="0022e8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ab-notes" table:style-name="lab-notes">
        <table:table-column table:style-name="lab-notes.A" table:number-columns-repeated="5"/>
        <table:table-column table:style-name="lab-notes.F"/>
        <table:table-row>
          <table:table-cell table:style-name="lab-notes.A1" office:value-type="string">
            <text:p text:style-name="P1">Benchmark</text:p>
          </table:table-cell>
          <table:table-cell table:style-name="lab-notes.A1" office:value-type="string">
            <text:p text:style-name="P1">Time (seconds)</text:p>
          </table:table-cell>
          <table:table-cell table:style-name="lab-notes.A1" office:value-type="string">
            <text:p text:style-name="P1">Instructions</text:p>
          </table:table-cell>
          <table:table-cell table:style-name="lab-notes.A1" office:value-type="string">
            <text:p text:style-name="P1">Rel to Start</text:p>
          </table:table-cell>
          <table:table-cell table:style-name="lab-notes.A1" office:value-type="string">
            <text:p text:style-name="P1">Rel to Prev</text:p>
          </table:table-cell>
          <table:table-cell table:style-name="lab-notes.F1" office:value-type="string">
            <text:p text:style-name="P1">Improvement</text:p>
          </table:table-cell>
        </table:table-row>
        <table:table-row>
          <table:table-cell table:style-name="lab-notes.A2" office:value-type="string">
            <text:p text:style-name="P1">Big</text:p>
            <text:p text:style-name="P1">Small</text:p>
          </table:table-cell>
          <table:table-cell table:style-name="lab-notes.A2" office:value-type="string">
            <text:p text:style-name="P1">66</text:p>
            <text:p text:style-name="P1">2.68</text:p>
          </table:table-cell>
          <table:table-cell table:style-name="lab-notes.A2" office:value-type="string">
            <text:p text:style-name="Table_20_Contents"/>
            <text:p text:style-name="P2">22,898,597,506</text:p>
            <text:p text:style-name="P2"/>
          </table:table-cell>
          <table:table-cell table:style-name="lab-notes.A2" office:value-type="string">
            <text:p text:style-name="P1">1</text:p>
            <text:p text:style-name="P1">1</text:p>
          </table:table-cell>
          <table:table-cell table:style-name="lab-notes.A2" office:value-type="string">
            <text:p text:style-name="P1">1</text:p>
            <text:p text:style-name="P1">1</text:p>
          </table:table-cell>
          <table:table-cell table:style-name="lab-notes.F2" office:value-type="string">
            <text:p text:style-name="P1">None</text:p>
          </table:table-cell>
        </table:table-row>
        <table:table-row>
          <table:table-cell table:style-name="lab-notes.A2" office:value-type="string">
            <text:p text:style-name="P1">Big</text:p>
            <text:p text:style-name="P1">Small</text:p>
          </table:table-cell>
          <table:table-cell table:style-name="lab-notes.A2" office:value-type="string">
            <text:p text:style-name="P1">51.94</text:p>
            <text:p text:style-name="P1">2.06</text:p>
          </table:table-cell>
          <table:table-cell table:style-name="lab-notes.A2" office:value-type="string">
            <text:p text:style-name="Table_20_Contents"/>
            <text:p text:style-name="P2">20,968,595,849</text:p>
          </table:table-cell>
          <table:table-cell table:style-name="lab-notes.A2" office:value-type="string">
            <text:p text:style-name="Table_20_Contents">.787</text:p>
            <text:p text:style-name="Table_20_Contents">.769</text:p>
          </table:table-cell>
          <table:table-cell table:style-name="lab-notes.A2" office:value-type="string">
            <text:p text:style-name="Table_20_Contents">.787</text:p>
            <text:p text:style-name="Table_20_Contents">.769</text:p>
          </table:table-cell>
          <table:table-cell table:style-name="lab-notes.F2" office:value-type="string">
            <text:p text:style-name="P1">Changed compile script to 01 flags</text:p>
          </table:table-cell>
        </table:table-row>
        <table:table-row>
          <table:table-cell table:style-name="lab-notes.A2" office:value-type="string">
            <text:p text:style-name="P1">Big </text:p>
            <text:p text:style-name="P1">Small</text:p>
          </table:table-cell>
          <table:table-cell table:style-name="lab-notes.A2" office:value-type="string">
            <text:p text:style-name="P1">51.23</text:p>
            <text:p text:style-name="P1">2.05</text:p>
          </table:table-cell>
          <table:table-cell table:style-name="lab-notes.A2" office:value-type="string">
            <text:p text:style-name="Table_20_Contents"/>
            <text:p text:style-name="P2">20,830,807,358</text:p>
          </table:table-cell>
          <table:table-cell table:style-name="lab-notes.A2" office:value-type="string">
            <text:p text:style-name="Table_20_Contents">.776</text:p>
            <text:p text:style-name="Table_20_Contents">.765</text:p>
          </table:table-cell>
          <table:table-cell table:style-name="lab-notes.A2" office:value-type="string">
            <text:p text:style-name="Table_20_Contents">.986</text:p>
            <text:p text:style-name="Table_20_Contents">.995</text:p>
          </table:table-cell>
          <table:table-cell table:style-name="lab-notes.F2" office:value-type="string">
            <text:p text:style-name="P1">Changed compile script to 02 flags</text:p>
          </table:table-cell>
        </table:table-row>
        <table:table-row>
          <table:table-cell table:style-name="lab-notes.A2" office:value-type="string">
            <text:p text:style-name="P1">Big</text:p>
            <text:p text:style-name="P1">Small</text:p>
            <text:p text:style-name="P1"/>
          </table:table-cell>
          <table:table-cell table:style-name="lab-notes.A2" office:value-type="string">
            <text:p text:style-name="P3">33.25</text:p>
            <text:p text:style-name="P3">1.27</text:p>
          </table:table-cell>
          <table:table-cell table:style-name="lab-notes.A2" office:value-type="string">
            <text:p text:style-name="P5"/>
            <text:p text:style-name="P5">8,748,858,119</text:p>
          </table:table-cell>
          <table:table-cell table:style-name="lab-notes.A2" office:value-type="string">
            <text:p text:style-name="Table_20_Contents">.504</text:p>
            <text:p text:style-name="Table_20_Contents">.474</text:p>
          </table:table-cell>
          <table:table-cell table:style-name="lab-notes.A2" office:value-type="string">
            <text:p text:style-name="Table_20_Contents">.649</text:p>
            <text:p text:style-name="P3">.619</text:p>
          </table:table-cell>
          <table:table-cell table:style-name="lab-notes.F2" office:value-type="string">
            <text:p text:style-name="P4">Removing </text:p>
            <text:p text:style-name="P4">Bitpack_getu( ) calls</text:p>
          </table:table-cell>
        </table:table-row>
        <table:table-row>
          <table:table-cell table:style-name="lab-notes.A2" office:value-type="string">
            <text:p text:style-name="P1">Big</text:p>
            <text:p text:style-name="P1">Small</text:p>
          </table:table-cell>
          <table:table-cell table:style-name="lab-notes.A2" office:value-type="string">
            <text:p text:style-name="P6">11.59</text:p>
            <text:p text:style-name="P6">0.47</text:p>
          </table:table-cell>
          <table:table-cell table:style-name="lab-notes.A2" office:value-type="string">
            <text:p text:style-name="P6">4,233,987,362</text:p>
          </table:table-cell>
          <table:table-cell table:style-name="lab-notes.A2" office:value-type="string">
            <text:p text:style-name="Table_20_Contents">.176</text:p>
            <text:p text:style-name="Table_20_Contents">.175</text:p>
          </table:table-cell>
          <table:table-cell table:style-name="lab-notes.A2" office:value-type="string">
            <text:p text:style-name="Table_20_Contents">.349</text:p>
            <text:p text:style-name="Table_20_Contents">.370</text:p>
          </table:table-cell>
          <table:table-cell table:style-name="lab-notes.F2" office:value-type="string">
            <text:p text:style-name="P6">Replaced Hanson sequence with dynamic array</text:p>
          </table:table-cell>
        </table:table-row>
        <table:table-row>
          <table:table-cell table:style-name="lab-notes.A2" office:value-type="string">
            <text:p text:style-name="P7">Big</text:p>
            <text:p text:style-name="P7">Small</text:p>
          </table:table-cell>
          <table:table-cell table:style-name="lab-notes.A2" office:value-type="string">
            <text:p text:style-name="P7">9.12</text:p>
            <text:p text:style-name="P7">0.39</text:p>
          </table:table-cell>
          <table:table-cell table:style-name="lab-notes.A2" office:value-type="string">
            <text:p text:style-name="P8">3,411,847,518</text:p>
          </table:table-cell>
          <table:table-cell table:style-name="lab-notes.A2" office:value-type="string">
            <text:p text:style-name="Table_20_Contents">.138</text:p>
            <text:p text:style-name="Table_20_Contents">.146</text:p>
          </table:table-cell>
          <table:table-cell table:style-name="lab-notes.A2" office:value-type="string">
            <text:p text:style-name="Table_20_Contents">.787</text:p>
            <text:p text:style-name="Table_20_Contents">.830</text:p>
          </table:table-cell>
          <table:table-cell table:style-name="lab-notes.F2" office:value-type="string">
            <text:p text:style-name="P7">Static inlined memory functions in one file</text:p>
          </table:table-cell>
        </table:table-row>
        <table:table-row>
          <table:table-cell table:style-name="lab-notes.A2" office:value-type="string">
            <text:p text:style-name="P9">Big</text:p>
            <text:p text:style-name="P9">Small</text:p>
          </table:table-cell>
          <table:table-cell table:style-name="lab-notes.A2" office:value-type="string">
            <text:p text:style-name="P10">7.39</text:p>
            <text:p text:style-name="P10">0.33</text:p>
          </table:table-cell>
          <table:table-cell table:style-name="lab-notes.A2" office:value-type="string">
            <text:p text:style-name="P10">3,037,806,534</text:p>
          </table:table-cell>
          <table:table-cell table:style-name="lab-notes.A2" office:value-type="string">
            <text:p text:style-name="Table_20_Contents">.112</text:p>
            <text:p text:style-name="Table_20_Contents">.123</text:p>
          </table:table-cell>
          <table:table-cell table:style-name="lab-notes.A2" office:value-type="string">
            <text:p text:style-name="Table_20_Contents">.810</text:p>
            <text:p text:style-name="Table_20_Contents">.846</text:p>
          </table:table-cell>
          <table:table-cell table:style-name="lab-notes.F2" office:value-type="string">
            <text:p text:style-name="P10">Got rid of Hanson stack and implemented our own</text:p>
          </table:table-cell>
        </table:table-row>
        <table:table-row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F2" office:value-type="string">
            <text:p text:style-name="Table_20_Contents"/>
          </table:table-cell>
        </table:table-row>
        <table:table-row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F2" office:value-type="string">
            <text:p text:style-name="Table_20_Contents"/>
          </table:table-cell>
        </table:table-row>
        <table:table-row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F2" office:value-type="string">
            <text:p text:style-name="Table_20_Contents"/>
          </table:table-cell>
        </table:table-row>
        <table:table-row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A2" office:value-type="string">
            <text:p text:style-name="Table_20_Contents"/>
          </table:table-cell>
          <table:table-cell table:style-name="lab-notes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igel</meta:initial-creator>
    <meta:creation-date>2015-04-12T12:53:17</meta:creation-date>
    <dc:date>2015-04-14T23:07:44</dc:date>
    <dc:creator>Daniel Baigel</dc:creator>
    <meta:editing-duration>PT1H1M7S</meta:editing-duration>
    <meta:editing-cycles>9</meta:editing-cycles>
    <meta:generator>LibreOffice/4.0.4.2$Linux_X86_64 LibreOffice_project/400m0$Build-2</meta:generator>
    <meta:document-statistic meta:table-count="1" meta:image-count="0" meta:object-count="0" meta:page-count="1" meta:paragraph-count="77" meta:word-count="113" meta:character-count="613" meta:non-whitespace-character-count="575"/>
  </office:meta>
</office:document-meta>
</file>